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HK" svg:font-family="'Noto Sans Mono CJK HK'" style:font-family-generic="swiss" style:font-pitch="variable"/>
    <style:font-face style:name="Ubuntu Condensed" svg:font-family="'Ubuntu Condensed'" style:font-pitch="variable"/>
    <style:font-face style:name="Ubuntu Light" svg:font-family="'Ubuntu Light'" style:font-adornments="Light" style:font-pitch="variable"/>
    <style:font-face style:name="Ubuntu Light1" svg:font-family="'Ubuntu Light'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201in"/>
    </style:style>
    <style:style style:name="co5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Ubuntu Condense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 Condense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 Condensed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Condense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2a6099" style:font-name="Ubuntu Condensed"/>
    </style:style>
    <style:style style:name="ce6" style:family="table-cell" style:parent-style-name="Default">
      <style:text-properties style:font-name="Ubuntu Condensed"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style:font-name="Ubuntu Condense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Ubuntu Condensed" fo:font-weight="bold" style:font-weight-asian="bold" style:font-weight-complex="bold"/>
    </style:style>
    <style:style style:name="ce10" style:family="table-cell" style:parent-style-name="Default">
      <style:text-properties fo:color="#2a6099" style:font-name="Ubuntu Condensed"/>
    </style:style>
    <style:style style:name="ce1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000000" style:font-name="Ubuntu Condensed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style:font-name="Ubuntu Condensed" fo:font-size="8pt" style:font-size-asian="8pt" style:font-size-complex="8pt"/>
    </style:style>
    <style:style style:name="ce13" style:family="table-cell" style:parent-style-name="Default">
      <style:text-properties style:font-name="Ubuntu Condensed" fo:font-size="7pt" style:font-size-asian="7pt" style:font-size-complex="7pt"/>
    </style:style>
    <style:style style:name="ce14" style:family="table-cell" style:parent-style-name="Default"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color="#2a6099" style:font-name="Ubuntu Condensed" fo:font-size="8pt" style:font-size-asian="8pt" style:font-size-complex="8pt"/>
    </style:style>
    <style:style style:name="ce1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color="#1e6a39" style:font-name="Ubuntu Condensed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ext-properties fo:color="#1e6a39" style:font-name="Ubuntu Condensed" fo:font-size="8pt" style:font-size-asian="8pt" style:font-size-complex="8pt"/>
    </style:style>
    <style:style style:name="ce18" style:family="table-cell" style:parent-style-name="Default">
      <style:text-properties fo:color="#1e6a39" style:font-name="Ubuntu Condensed" fo:font-size="7pt" style:font-size-asian="7pt" style:font-size-complex="7pt"/>
    </style:style>
    <style:style style:name="ce19" style:family="table-cell" style:parent-style-name="Default">
      <style:text-properties fo:color="#1e6a39" style:font-name="Ubuntu Condensed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fo:color="#355269" style:font-name="Ubuntu Condensed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Condensed" fo:font-size="8pt" style:font-size-asian="8pt" style:font-size-complex="8pt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font-name="Ubuntu Condensed" fo:font-size="7pt" style:font-size-asian="7pt" style:font-size-complex="7pt"/>
    </style:style>
    <style:style style:name="ce23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style:font-name="Ubuntu Condensed"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color="#1e6a39" style:font-name="Ubuntu Condensed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color="#1e6a39" style:font-name="Ubuntu Condensed" fo:font-size="7pt" style:font-size-asian="7pt" style:font-size-complex="7pt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color="#1e6a39" style:font-name="Ubuntu Condensed"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color="#355269" style:font-name="Ubuntu Condensed" fo:font-size="8pt" style:font-size-asian="8pt" style:font-size-complex="8pt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style:font-name="Ubuntu Condensed" fo:font-size="8pt" style:font-size-asian="8pt" style:font-size-complex="8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color="#1e6a39" style:font-name="Ubuntu Condensed" fo:font-size="8pt" style:font-size-asian="8pt" style:font-size-complex="8pt"/>
    </style:style>
    <style:style style:name="ce31" style:family="table-cell" style:parent-style-name="Default">
      <style:text-properties fo:color="#355269" style:font-name="Ubuntu Condensed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ormula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A = A3 * 2<text:span text:style-name="T1">48 </text:span>+ A2 * 2<text:span text:style-name="T1">32</text:span> + A1 * 2<text:span text:style-name="T1">16 </text:span>+ A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B = B3 * 2<text:span text:style-name="T1">48 </text:span>+ B2 * 2<text:span text:style-name="T1">32 </text:span>+ B1 * 2<text:span text:style-name="T1">16</text:span> + B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C = C7 * 2<text:span text:style-name="T1">112</text:span> + C6 * 2<text:span text:style-name="T1">96 </text:span>+ C5 * 2<text:span text:style-name="T1">80 </text:span>+ C4 * 2<text:span text:style-name="T1">64</text:span>+ C3 * 2<text:span text:style-name="T1">48 </text:span>+ C2 * 2<text:span text:style-name="T1">32 </text:span>+ C1 * 2<text:span text:style-name="T1">16 </text:span>+ C0</text:p>
          </table:table-cell>
          <table:covered-table-cell table:number-columns-repeated="8" table:style-name="ce6"/>
          <table:table-cell table:style-name="ce6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0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A3*B0</text:p>
          </table:table-cell>
          <table:table-cell table:style-name="ce4" office:value-type="string" calcext:value-type="string">
            <text:p>A2*B0</text:p>
          </table:table-cell>
          <table:table-cell table:style-name="ce4" office:value-type="string" calcext:value-type="string">
            <text:p>A1*B0</text:p>
          </table:table-cell>
          <table:table-cell table:style-name="ce4" office:value-type="string" calcext:value-type="string">
            <text:p>A0*B0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A3*B1</text:p>
          </table:table-cell>
          <table:table-cell table:style-name="ce4" office:value-type="string" calcext:value-type="string">
            <text:p>A2*B1</text:p>
          </table:table-cell>
          <table:table-cell table:style-name="ce4" office:value-type="string" calcext:value-type="string">
            <text:p>A1*B1</text:p>
          </table:table-cell>
          <table:table-cell table:style-name="ce4" office:value-type="string" calcext:value-type="string">
            <text:p>A0*B1</text:p>
          </table:table-cell>
          <table:table-cell table:style-name="ce4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A3*B2</text:p>
          </table:table-cell>
          <table:table-cell table:style-name="ce4" office:value-type="string" calcext:value-type="string">
            <text:p>A2*B2</text:p>
          </table:table-cell>
          <table:table-cell table:style-name="ce4" office:value-type="string" calcext:value-type="string">
            <text:p>A1*B2</text:p>
          </table:table-cell>
          <table:table-cell table:style-name="ce4" office:value-type="string" calcext:value-type="string">
            <text:p>A0*B2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A3*B3</text:p>
          </table:table-cell>
          <table:table-cell table:style-name="ce7" office:value-type="string" calcext:value-type="string">
            <text:p>A2*B3</text:p>
          </table:table-cell>
          <table:table-cell table:style-name="ce7" office:value-type="string" calcext:value-type="string">
            <text:p>A1*B3</text:p>
          </table:table-cell>
          <table:table-cell table:style-name="ce7" office:value-type="string" calcext:value-type="string">
            <text:p>A0*B3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C7</text:p>
          </table:table-cell>
          <table:table-cell table:style-name="ce8" office:value-type="string" calcext:value-type="string">
            <text:p>C6</text:p>
          </table:table-cell>
          <table:table-cell table:style-name="ce8" office:value-type="string" calcext:value-type="string">
            <text:p>C5</text:p>
          </table:table-cell>
          <table:table-cell table:style-name="ce8" office:value-type="string" calcext:value-type="string">
            <text:p>C4</text:p>
          </table:table-cell>
          <table:table-cell table:style-name="ce8" office:value-type="string" calcext:value-type="string">
            <text:p>C3</text:p>
          </table:table-cell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C0</text:p>
          </table:table-cell>
          <table:table-cell table:number-columns-repeated="1015"/>
        </table:table-row>
        <table:table-row table:style-name="ro1">
          <table:table-cell table:style-name="ce4" table:number-columns-repeated="9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9" table:number-rows-spanned="1">
            <text:p>R = carry</text:p>
          </table:table-cell>
          <table:covered-table-cell table:number-columns-repeated="8" table:style-name="ce4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C0 = A0*B0 - R0 * 2<text:span text:style-name="T1">16 </text:span></text:p>
          </table:table-cell>
          <table:covered-table-cell table:number-columns-repeated="8" table:style-name="ce4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C1 = A1*B0 + A0*B1 + R0 - R1 * 2<text:span text:style-name="T1">16</text:span></text:p>
          </table:table-cell>
          <table:covered-table-cell table:number-columns-repeated="8" table:style-name="ce4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C2 = A2*B0 + A1*B1 + A0 * B3 + R1 – R2 * 2<text:span text:style-name="T1">16</text:span>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<text:s text:c="14"/>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C6 = A3*B3 + R5 – R6 * 2<text:span text:style-name="T1">16</text:span>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C7 = R6</text:p>
          </table:table-cell>
          <table:covered-table-cell table:number-columns-repeated="8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10_example" table:style-name="ta1">
        <table:table-column table:style-name="co4" table:number-columns-repeated="9" table:default-cell-style-name="ce1"/>
        <table:table-column table:style-name="co3" table:number-columns-repeated="1015" table:default-cell-style-name="ce1"/>
        <table:table-row table:style-name="ro1">
          <table:table-cell office:value-type="string" calcext:value-type="string">
            <text:p>BASE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table:style-name="ce4" table:number-columns-repeated="3"/>
          <table:table-cell table:style-name="ce7" office:value-type="string" calcext:value-type="string">
            <text:p>x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table:formula="of:=[.F2]*[.I3]" office:value-type="float" office:value="9" calcext:value-type="float">
            <text:p>9</text:p>
          </table:table-cell>
          <table:table-cell table:style-name="ce4" table:formula="of:=[.G2]*[.I3]" office:value-type="float" office:value="18" calcext:value-type="float">
            <text:p>18</text:p>
          </table:table-cell>
          <table:table-cell table:style-name="ce4" table:formula="of:=[.H2]*[.I3]" office:value-type="float" office:value="27" calcext:value-type="float">
            <text:p>27</text:p>
          </table:table-cell>
          <table:table-cell table:style-name="ce4" table:formula="of:=[.I2]*[.I3]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table:formula="of:=[.F2]*[.H3]" office:value-type="float" office:value="3" calcext:value-type="float">
            <text:p>3</text:p>
          </table:table-cell>
          <table:table-cell table:style-name="ce4" table:formula="of:=[.G2]*[.H3]" office:value-type="float" office:value="6" calcext:value-type="float">
            <text:p>6</text:p>
          </table:table-cell>
          <table:table-cell table:style-name="ce4" table:formula="of:=[.H2]*[.H3]" office:value-type="float" office:value="9" calcext:value-type="float">
            <text:p>9</text:p>
          </table:table-cell>
          <table:table-cell table:style-name="ce4" table:formula="of:=[.I2]*[.H3]" office:value-type="float" office:value="12" calcext:value-type="float">
            <text:p>12</text:p>
          </table:table-cell>
          <table:table-cell table:style-name="ce4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table:formula="of:=[.F2]*[.G3]" office:value-type="float" office:value="5" calcext:value-type="float">
            <text:p>5</text:p>
          </table:table-cell>
          <table:table-cell table:style-name="ce4" table:formula="of:=[.G3]*[.G2]" office:value-type="float" office:value="10" calcext:value-type="float">
            <text:p>10</text:p>
          </table:table-cell>
          <table:table-cell table:style-name="ce4" table:formula="of:=[.G3]*[.H2]" office:value-type="float" office:value="15" calcext:value-type="float">
            <text:p>15</text:p>
          </table:table-cell>
          <table:table-cell table:style-name="ce4" table:formula="of:=[.G3]*[.I2]"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7"/>
          <table:table-cell table:style-name="ce7" table:formula="of:=[.F3]*[.F2]" office:value-type="float" office:value="7" calcext:value-type="float">
            <text:p>7</text:p>
          </table:table-cell>
          <table:table-cell table:style-name="ce7" table:formula="of:=[.G2]*[.F3]" office:value-type="float" office:value="14" calcext:value-type="float">
            <text:p>14</text:p>
          </table:table-cell>
          <table:table-cell table:style-name="ce7" table:formula="of:=[.H2]*[.F3]" office:value-type="float" office:value="21" calcext:value-type="float">
            <text:p>21</text:p>
          </table:table-cell>
          <table:table-cell table:style-name="ce7" table:formula="of:=[.I2]*[.F3]" office:value-type="float" office:value="28" calcext:value-type="float">
            <text:p>28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8" table:formula="of:=SUM([.B4:.B7])-[.B9]*[.$B1]+[.C9]" office:value-type="float" office:value="0" calcext:value-type="float">
            <text:p>0</text:p>
          </table:table-cell>
          <table:table-cell table:style-name="ce8" table:formula="of:=SUM([.C4:.C7])-[.C9]*[.$B1]+[.D9]" office:value-type="float" office:value="9" calcext:value-type="float">
            <text:p>9</text:p>
          </table:table-cell>
          <table:table-cell table:style-name="ce8" table:formula="of:=SUM([.D4:.D7])-[.D9]*[.$B1]+[.E9]" office:value-type="float" office:value="3" calcext:value-type="float">
            <text:p>3</text:p>
          </table:table-cell>
          <table:table-cell table:style-name="ce8" table:formula="of:=SUM([.E4:.E7])-[.E9]*[.$B1]+[.F9]" office:value-type="float" office:value="0" calcext:value-type="float">
            <text:p>0</text:p>
          </table:table-cell>
          <table:table-cell table:style-name="ce8" table:formula="of:=SUM([.F4:.F7])-[.F9]*[.$B1]+[.G9]" office:value-type="float" office:value="3" calcext:value-type="float">
            <text:p>3</text:p>
          </table:table-cell>
          <table:table-cell table:style-name="ce8" table:formula="of:=SUM([.G4:.G7])-[.G9]*[.$B1]+[.H9]" office:value-type="float" office:value="1" calcext:value-type="float">
            <text:p>1</text:p>
          </table:table-cell>
          <table:table-cell table:style-name="ce8" table:formula="of:=SUM([.H4:.H7])-[.H9]*[.$B1]+[.I9]" office:value-type="float" office:value="2" calcext:value-type="float">
            <text:p>2</text:p>
          </table:table-cell>
          <table:table-cell table:style-name="ce8" table:formula="of:=SUM([.I4:.I7])-[.I9]*[.$B1]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table:formula="of:=TRUNC((SUM([.B4:.B7])+[.C9])/[.$B1])" office:value-type="float" office:value="0" calcext:value-type="float">
            <text:p>0</text:p>
          </table:table-cell>
          <table:table-cell table:style-name="ce10" table:formula="of:=TRUNC((SUM([.C4:.C7])+[.D9])/[.$B1])" office:value-type="float" office:value="0" calcext:value-type="float">
            <text:p>0</text:p>
          </table:table-cell>
          <table:table-cell table:style-name="ce10" table:formula="of:=TRUNC((SUM([.D4:.D7])+[.E9])/[.$B1])" office:value-type="float" office:value="2" calcext:value-type="float">
            <text:p>2</text:p>
          </table:table-cell>
          <table:table-cell table:style-name="ce10" table:formula="of:=TRUNC((SUM([.E4:.E7])+[.F9])/[.$B1])" office:value-type="float" office:value="4" calcext:value-type="float">
            <text:p>4</text:p>
          </table:table-cell>
          <table:table-cell table:style-name="ce10" table:formula="of:=TRUNC((SUM([.F4:.F7])+[.G9])/[.$B1])" office:value-type="float" office:value="6" calcext:value-type="float">
            <text:p>6</text:p>
          </table:table-cell>
          <table:table-cell table:style-name="ce10" table:formula="of:=TRUNC((SUM([.G4:.G7])+[.H9])/[.$B1])" office:value-type="float" office:value="5" calcext:value-type="float">
            <text:p>5</text:p>
          </table:table-cell>
          <table:table-cell table:style-name="ce10" table:formula="of:=TRUNC((SUM([.H4:.H7])+[.I9])/[.$B1])" office:value-type="float" office:value="4" calcext:value-type="float">
            <text:p>4</text:p>
          </table:table-cell>
          <table:table-cell table:style-name="ce10" table:formula="of:=TRUNC(SUM([.I4:.I7])/[.$B1])"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2¹⁶_example" table:style-name="ta1">
        <table:table-column table:style-name="co5" table:number-columns-repeated="9" table:default-cell-style-name="ce1"/>
        <table:table-column table:style-name="co3" table:number-columns-repeated="1015" table:default-cell-style-name="ce1"/>
        <table:table-row table:style-name="ro1">
          <table:table-cell table:style-name="ce11" office:value-type="string" calcext:value-type="string" table:number-columns-spanned="9" table:number-rows-spanned="1">
            <text:p>DECIMAL FORMAT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2" office:value-type="string" calcext:value-type="string">
            <text:p>BASE</text:p>
          </table:table-cell>
          <table:table-cell table:style-name="ce12" table:formula="of:=2^16" office:value-type="float" office:value="65536" calcext:value-type="float">
            <text:p>65536</text:p>
          </table:table-cell>
          <table:table-cell table:style-name="ce12" table:number-columns-repeated="7"/>
          <table:table-cell table:number-columns-repeated="1015"/>
        </table:table-row>
        <table:table-row table:style-name="ro1">
          <table:table-cell table:style-name="ce12" office:value-type="string" calcext:value-type="string">
            <text:p>A</text:p>
          </table:table-cell>
          <table:table-cell table:style-name="ce21" table:number-columns-repeated="4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00" calcext:value-type="float">
            <text:p>20000</text:p>
          </table:table-cell>
          <table:table-cell table:style-name="ce21" office:value-type="float" office:value="30000" calcext:value-type="float">
            <text:p>30000</text:p>
          </table:table-cell>
          <table:table-cell table:style-name="ce21" office:value-type="float" office:value="40000" calcext:value-type="float">
            <text:p>4000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B</text:p>
          </table:table-cell>
          <table:table-cell table:style-name="ce21" table:number-columns-repeated="3"/>
          <table:table-cell table:style-name="ce29" office:value-type="string" calcext:value-type="string">
            <text:p>x</text:p>
          </table:table-cell>
          <table:table-cell table:number-columns-repeated="3" table:style-name="ce29" office:value-type="float" office:value="65535" calcext:value-type="float">
            <text:p>65535</text:p>
          </table:table-cell>
          <table:table-cell table:style-name="ce29" office:value-type="float" office:value="36000" calcext:value-type="float">
            <text:p>36000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2" table:number-columns-repeated="4"/>
          <table:table-cell table:style-name="ce22" table:formula="of:=[.F3]*[.I4]" office:value-type="float" office:value="360000000" calcext:value-type="float">
            <text:p>360000000</text:p>
          </table:table-cell>
          <table:table-cell table:style-name="ce22" table:formula="of:=[.G3]*[.I4]" office:value-type="float" office:value="720000000" calcext:value-type="float">
            <text:p>720000000</text:p>
          </table:table-cell>
          <table:table-cell table:style-name="ce22" table:formula="of:=[.H3]*[.I4]" office:value-type="float" office:value="1080000000" calcext:value-type="float">
            <text:p>1080000000</text:p>
          </table:table-cell>
          <table:table-cell table:style-name="ce22" table:formula="of:=[.I3]*[.I4]" office:value-type="float" office:value="1440000000" calcext:value-type="float">
            <text:p>1440000000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2" table:number-columns-repeated="3"/>
          <table:table-cell table:style-name="ce22" table:formula="of:=[.F3]*[.H4]" office:value-type="float" office:value="655350000" calcext:value-type="float">
            <text:p>655350000</text:p>
          </table:table-cell>
          <table:table-cell table:style-name="ce22" table:formula="of:=[.G3]*[.H4]" office:value-type="float" office:value="1310700000" calcext:value-type="float">
            <text:p>1310700000</text:p>
          </table:table-cell>
          <table:table-cell table:style-name="ce22" table:formula="of:=[.H3]*[.H4]" office:value-type="float" office:value="1966050000" calcext:value-type="float">
            <text:p>1966050000</text:p>
          </table:table-cell>
          <table:table-cell table:style-name="ce22" table:formula="of:=[.I3]*[.H4]" office:value-type="float" office:value="2621400000" calcext:value-type="float">
            <text:p>2621400000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13"/>
          <table:table-cell table:style-name="ce22" table:number-columns-repeated="2"/>
          <table:table-cell table:style-name="ce22" table:formula="of:=[.F3]*[.G4]" office:value-type="float" office:value="655350000" calcext:value-type="float">
            <text:p>655350000</text:p>
          </table:table-cell>
          <table:table-cell table:style-name="ce22" table:formula="of:=[.G4]*[.G3]" office:value-type="float" office:value="1310700000" calcext:value-type="float">
            <text:p>1310700000</text:p>
          </table:table-cell>
          <table:table-cell table:style-name="ce22" table:formula="of:=[.G4]*[.H3]" office:value-type="float" office:value="1966050000" calcext:value-type="float">
            <text:p>1966050000</text:p>
          </table:table-cell>
          <table:table-cell table:style-name="ce22" table:formula="of:=[.G4]*[.I3]" office:value-type="float" office:value="2621400000" calcext:value-type="float">
            <text:p>262140000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3"/>
          <table:table-cell table:style-name="ce23"/>
          <table:table-cell table:style-name="ce23" table:formula="of:=[.F4]*[.F3]" office:value-type="float" office:value="655350000" calcext:value-type="float">
            <text:p>655350000</text:p>
          </table:table-cell>
          <table:table-cell table:style-name="ce23" table:formula="of:=[.G3]*[.F4]" office:value-type="float" office:value="1310700000" calcext:value-type="float">
            <text:p>1310700000</text:p>
          </table:table-cell>
          <table:table-cell table:style-name="ce23" table:formula="of:=[.H3]*[.F4]" office:value-type="float" office:value="1966050000" calcext:value-type="float">
            <text:p>1966050000</text:p>
          </table:table-cell>
          <table:table-cell table:style-name="ce23" table:formula="of:=[.I3]*[.F4]" office:value-type="float" office:value="2621400000" calcext:value-type="float">
            <text:p>2621400000</text:p>
          </table:table-cell>
          <table:table-cell table:style-name="ce23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C</text:p>
          </table:table-cell>
          <table:table-cell table:style-name="ce24" table:formula="of:=SUM([.B5:.B8])-[.B10]*[.$B2]+[.C10]" office:value-type="float" office:value="10000" calcext:value-type="float">
            <text:p>10000</text:p>
          </table:table-cell>
          <table:table-cell table:style-name="ce24" table:formula="of:=SUM([.C5:.C8])-[.C10]*[.$B2]+[.D10]" office:value-type="float" office:value="20000" calcext:value-type="float">
            <text:p>20000</text:p>
          </table:table-cell>
          <table:table-cell table:style-name="ce24" table:formula="of:=SUM([.D5:.D8])-[.D10]*[.$B2]+[.E10]" office:value-type="float" office:value="30000" calcext:value-type="float">
            <text:p>30000</text:p>
          </table:table-cell>
          <table:table-cell table:style-name="ce24" table:formula="of:=SUM([.E5:.E8])-[.E10]*[.$B2]+[.F10]" office:value-type="float" office:value="35493" calcext:value-type="float">
            <text:p>35493</text:p>
          </table:table-cell>
          <table:table-cell table:style-name="ce24" table:formula="of:=SUM([.F5:.F8])-[.F10]*[.$B2]+[.G10]" office:value-type="float" office:value="1738" calcext:value-type="float">
            <text:p>1738</text:p>
          </table:table-cell>
          <table:table-cell table:style-name="ce24" table:formula="of:=SUM([.G5:.G8])-[.G10]*[.$B2]+[.H10]" office:value-type="float" office:value="7983" calcext:value-type="float">
            <text:p>7983</text:p>
          </table:table-cell>
          <table:table-cell table:style-name="ce24" table:formula="of:=SUM([.H5:.H8])-[.H10]*[.$B2]+[.I10]" office:value-type="float" office:value="14228" calcext:value-type="float">
            <text:p>14228</text:p>
          </table:table-cell>
          <table:table-cell table:style-name="ce24" table:formula="of:=SUM([.I5:.I8])-[.I10]*[.$B2]" office:value-type="float" office:value="43008" calcext:value-type="float">
            <text:p>43008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R</text:p>
          </table:table-cell>
          <table:table-cell table:style-name="ce15" table:formula="of:=TRUNC((SUM([.B5:.B8])+[.C10])/[.$B2])" office:value-type="float" office:value="0" calcext:value-type="float">
            <text:p>0</text:p>
          </table:table-cell>
          <table:table-cell table:style-name="ce15" table:formula="of:=TRUNC((SUM([.C5:.C8])+[.D10])/[.$B2])" office:value-type="float" office:value="10000" calcext:value-type="float">
            <text:p>10000</text:p>
          </table:table-cell>
          <table:table-cell table:style-name="ce15" table:formula="of:=TRUNC((SUM([.D5:.D8])+[.E10])/[.$B2])" office:value-type="float" office:value="30000" calcext:value-type="float">
            <text:p>30000</text:p>
          </table:table-cell>
          <table:table-cell table:style-name="ce15" table:formula="of:=TRUNC((SUM([.E5:.E8])+[.F10])/[.$B2])" office:value-type="float" office:value="60000" calcext:value-type="float">
            <text:p>60000</text:p>
          </table:table-cell>
          <table:table-cell table:style-name="ce15" table:formula="of:=TRUNC((SUM([.F5:.F8])+[.G10])/[.$B2])" office:value-type="float" office:value="95493" calcext:value-type="float">
            <text:p>95493</text:p>
          </table:table-cell>
          <table:table-cell table:style-name="ce15" table:formula="of:=TRUNC((SUM([.G5:.G8])+[.H10])/[.$B2])" office:value-type="float" office:value="80986" calcext:value-type="float">
            <text:p>80986</text:p>
          </table:table-cell>
          <table:table-cell table:style-name="ce15" table:formula="of:=TRUNC((SUM([.H5:.H8])+[.I10])/[.$B2])" office:value-type="float" office:value="56479" calcext:value-type="float">
            <text:p>56479</text:p>
          </table:table-cell>
          <table:table-cell table:style-name="ce15" table:formula="of:=TRUNC(SUM([.I5:.I8])/[.$B2])" office:value-type="float" office:value="21972" calcext:value-type="float">
            <text:p>2197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9" table:number-rows-spanned="1">
            <text:p>HEX FORMAT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7" office:value-type="string" calcext:value-type="string">
            <text:p>BASE</text:p>
          </table:table-cell>
          <table:table-cell table:style-name="ce17" table:formula="of:=&quot;0x&quot;&amp;DEC2HEX([.B2])" office:value-type="string" office:string-value="0x10000" calcext:value-type="string">
            <text:p>0x10000</text:p>
          </table:table-cell>
          <table:table-cell table:style-name="ce17" table:number-columns-repeated="7"/>
          <table:table-cell table:number-columns-repeated="1015"/>
        </table:table-row>
        <table:table-row table:style-name="ro1">
          <table:table-cell table:style-name="ce17" office:value-type="string" calcext:value-type="string">
            <text:p>A</text:p>
          </table:table-cell>
          <table:table-cell table:style-name="ce25" table:number-columns-repeated="4"/>
          <table:table-cell table:style-name="ce25" table:formula="of:=&quot;0x&quot;&amp;DEC2HEX([.F3])" office:value-type="string" office:string-value="0x2710" calcext:value-type="string">
            <text:p>0x2710</text:p>
          </table:table-cell>
          <table:table-cell table:style-name="ce25" table:formula="of:=&quot;0x&quot;&amp;DEC2HEX([.G3])" office:value-type="string" office:string-value="0x4E20" calcext:value-type="string">
            <text:p>0x4E20</text:p>
          </table:table-cell>
          <table:table-cell table:style-name="ce25" table:formula="of:=&quot;0x&quot;&amp;DEC2HEX([.H3])" office:value-type="string" office:string-value="0x7530" calcext:value-type="string">
            <text:p>0x7530</text:p>
          </table:table-cell>
          <table:table-cell table:style-name="ce25" table:formula="of:=&quot;0x&quot;&amp;DEC2HEX([.I3])" office:value-type="string" office:string-value="0x9C40" calcext:value-type="string">
            <text:p>0x9C40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table:number-columns-repeated="3"/>
          <table:table-cell table:style-name="ce30" office:value-type="string" calcext:value-type="string">
            <text:p>x</text:p>
          </table:table-cell>
          <table:table-cell table:style-name="ce30" table:formula="of:=&quot;0x&quot;&amp;DEC2HEX([.F4])" office:value-type="string" office:string-value="0xFFFF" calcext:value-type="string">
            <text:p>0xFFFF</text:p>
          </table:table-cell>
          <table:table-cell table:style-name="ce30" table:formula="of:=&quot;0x&quot;&amp;DEC2HEX([.G4])" office:value-type="string" office:string-value="0xFFFF" calcext:value-type="string">
            <text:p>0xFFFF</text:p>
          </table:table-cell>
          <table:table-cell table:style-name="ce30" table:formula="of:=&quot;0x&quot;&amp;DEC2HEX([.H4])" office:value-type="string" office:string-value="0xFFFF" calcext:value-type="string">
            <text:p>0xFFFF</text:p>
          </table:table-cell>
          <table:table-cell table:style-name="ce30" table:formula="of:=&quot;0x&quot;&amp;DEC2HEX([.I4])" office:value-type="string" office:string-value="0x8CA0" calcext:value-type="string">
            <text:p>0x8CA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6" table:number-columns-repeated="4"/>
          <table:table-cell table:style-name="ce26" table:formula="of:=&quot;0x&quot;&amp;DEC2HEX([.F5])" office:value-type="string" office:string-value="0x15752A00" calcext:value-type="string">
            <text:p>0x15752A00</text:p>
          </table:table-cell>
          <table:table-cell table:style-name="ce26" table:formula="of:=&quot;0x&quot;&amp;DEC2HEX([.G5])" office:value-type="string" office:string-value="0x2AEA5400" calcext:value-type="string">
            <text:p>0x2AEA5400</text:p>
          </table:table-cell>
          <table:table-cell table:style-name="ce26" table:formula="of:=&quot;0x&quot;&amp;DEC2HEX([.H5])" office:value-type="string" office:string-value="0x405F7E00" calcext:value-type="string">
            <text:p>0x405F7E00</text:p>
          </table:table-cell>
          <table:table-cell table:style-name="ce26" table:formula="of:=&quot;0x&quot;&amp;DEC2HEX([.I5])" office:value-type="string" office:string-value="0x55D4A800" calcext:value-type="string">
            <text:p>0x55D4A80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6" table:number-columns-repeated="3"/>
          <table:table-cell table:style-name="ce26" table:formula="of:=&quot;0x&quot;&amp;DEC2HEX([.E6])" office:value-type="string" office:string-value="0x270FD8F0" calcext:value-type="string">
            <text:p>0x270FD8F0</text:p>
          </table:table-cell>
          <table:table-cell table:style-name="ce26" table:formula="of:=&quot;0x&quot;&amp;DEC2HEX([.F6])" office:value-type="string" office:string-value="0x4E1FB1E0" calcext:value-type="string">
            <text:p>0x4E1FB1E0</text:p>
          </table:table-cell>
          <table:table-cell table:style-name="ce26" table:formula="of:=&quot;0x&quot;&amp;DEC2HEX([.G6])" office:value-type="string" office:string-value="0x752F8AD0" calcext:value-type="string">
            <text:p>0x752F8AD0</text:p>
          </table:table-cell>
          <table:table-cell table:style-name="ce26" table:formula="of:=&quot;0x&quot;&amp;DEC2HEX([.H6])" office:value-type="string" office:string-value="0x9C3F63C0" calcext:value-type="string">
            <text:p>0x9C3F63C0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8"/>
          <table:table-cell table:style-name="ce26" table:number-columns-repeated="2"/>
          <table:table-cell table:style-name="ce26" table:formula="of:=&quot;0x&quot;&amp;DEC2HEX([.D7])" office:value-type="string" office:string-value="0x270FD8F0" calcext:value-type="string">
            <text:p>0x270FD8F0</text:p>
          </table:table-cell>
          <table:table-cell table:style-name="ce26" table:formula="of:=&quot;0x&quot;&amp;DEC2HEX([.E7])" office:value-type="string" office:string-value="0x4E1FB1E0" calcext:value-type="string">
            <text:p>0x4E1FB1E0</text:p>
          </table:table-cell>
          <table:table-cell table:style-name="ce26" table:formula="of:=&quot;0x&quot;&amp;DEC2HEX([.F7])" office:value-type="string" office:string-value="0x752F8AD0" calcext:value-type="string">
            <text:p>0x752F8AD0</text:p>
          </table:table-cell>
          <table:table-cell table:style-name="ce26" table:formula="of:=&quot;0x&quot;&amp;DEC2HEX([.G7])" office:value-type="string" office:string-value="0x9C3F63C0" calcext:value-type="string">
            <text:p>0x9C3F63C0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table:style-name="ce18"/>
          <table:table-cell table:style-name="ce27"/>
          <table:table-cell table:style-name="ce27" table:formula="of:=&quot;0x&quot;&amp;DEC2HEX([.C8])" office:value-type="string" office:string-value="0x270FD8F0" calcext:value-type="string">
            <text:p>0x270FD8F0</text:p>
          </table:table-cell>
          <table:table-cell table:style-name="ce27" table:formula="of:=&quot;0x&quot;&amp;DEC2HEX([.D8])" office:value-type="string" office:string-value="0x4E1FB1E0" calcext:value-type="string">
            <text:p>0x4E1FB1E0</text:p>
          </table:table-cell>
          <table:table-cell table:style-name="ce27" table:formula="of:=&quot;0x&quot;&amp;DEC2HEX([.E8])" office:value-type="string" office:string-value="0x752F8AD0" calcext:value-type="string">
            <text:p>0x752F8AD0</text:p>
          </table:table-cell>
          <table:table-cell table:style-name="ce27" table:formula="of:=&quot;0x&quot;&amp;DEC2HEX([.F8])" office:value-type="string" office:string-value="0x9C3F63C0" calcext:value-type="string">
            <text:p>0x9C3F63C0</text:p>
          </table:table-cell>
          <table:table-cell table:style-name="ce27" table:number-columns-repeated="3"/>
          <table:table-cell table:number-columns-repeated="1015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5" table:formula="of:=&quot;0x&quot;&amp;DEC2HEX([.B9])" office:value-type="string" office:string-value="0x2710" calcext:value-type="string">
            <text:p>0x2710</text:p>
          </table:table-cell>
          <table:table-cell table:style-name="ce25" table:formula="of:=&quot;0x&quot;&amp;DEC2HEX([.C9])" office:value-type="string" office:string-value="0x4E20" calcext:value-type="string">
            <text:p>0x4E20</text:p>
          </table:table-cell>
          <table:table-cell table:style-name="ce25" table:formula="of:=&quot;0x&quot;&amp;DEC2HEX([.D9])" office:value-type="string" office:string-value="0x7530" calcext:value-type="string">
            <text:p>0x7530</text:p>
          </table:table-cell>
          <table:table-cell table:style-name="ce25" table:formula="of:=&quot;0x&quot;&amp;DEC2HEX([.E9])" office:value-type="string" office:string-value="0x8AA5" calcext:value-type="string">
            <text:p>0x8AA5</text:p>
          </table:table-cell>
          <table:table-cell table:style-name="ce25" table:formula="of:=&quot;0x&quot;&amp;DEC2HEX([.F9])" office:value-type="string" office:string-value="0x6CA" calcext:value-type="string">
            <text:p>0x6CA</text:p>
          </table:table-cell>
          <table:table-cell table:style-name="ce25" table:formula="of:=&quot;0x&quot;&amp;DEC2HEX([.G9])" office:value-type="string" office:string-value="0x1F2F" calcext:value-type="string">
            <text:p>0x1F2F</text:p>
          </table:table-cell>
          <table:table-cell table:style-name="ce25" table:formula="of:=&quot;0x&quot;&amp;DEC2HEX([.H9])" office:value-type="string" office:string-value="0x3794" calcext:value-type="string">
            <text:p>0x3794</text:p>
          </table:table-cell>
          <table:table-cell table:style-name="ce25" table:formula="of:=&quot;0x&quot;&amp;DEC2HEX([.I9])" office:value-type="string" office:string-value="0xA800" calcext:value-type="string">
            <text:p>0xA800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R</text:p>
          </table:table-cell>
          <table:table-cell table:style-name="ce28" table:formula="of:=&quot;0x&quot;&amp;DEC2HEX([.B10])" office:value-type="string" office:string-value="0x0" calcext:value-type="string">
            <text:p>0x0</text:p>
          </table:table-cell>
          <table:table-cell table:style-name="ce28" table:formula="of:=&quot;0x&quot;&amp;DEC2HEX([.C10])" office:value-type="string" office:string-value="0x2710" calcext:value-type="string">
            <text:p>0x2710</text:p>
          </table:table-cell>
          <table:table-cell table:style-name="ce28" table:formula="of:=&quot;0x&quot;&amp;DEC2HEX([.D10])" office:value-type="string" office:string-value="0x7530" calcext:value-type="string">
            <text:p>0x7530</text:p>
          </table:table-cell>
          <table:table-cell table:style-name="ce28" table:formula="of:=&quot;0x&quot;&amp;DEC2HEX([.E10])" office:value-type="string" office:string-value="0xEA60" calcext:value-type="string">
            <text:p>0xEA60</text:p>
          </table:table-cell>
          <table:table-cell table:style-name="ce28" table:formula="of:=&quot;0x&quot;&amp;DEC2HEX([.F10])" office:value-type="string" office:string-value="0x17505" calcext:value-type="string">
            <text:p>0x17505</text:p>
          </table:table-cell>
          <table:table-cell table:style-name="ce28" table:formula="of:=&quot;0x&quot;&amp;DEC2HEX([.G10])" office:value-type="string" office:string-value="0x13C5A" calcext:value-type="string">
            <text:p>0x13C5A</text:p>
          </table:table-cell>
          <table:table-cell table:style-name="ce28" table:formula="of:=&quot;0x&quot;&amp;DEC2HEX([.H10])" office:value-type="string" office:string-value="0xDC9F" calcext:value-type="string">
            <text:p>0xDC9F</text:p>
          </table:table-cell>
          <table:table-cell table:style-name="ce28" table:formula="of:=&quot;0x&quot;&amp;DEC2HEX([.I10])" office:value-type="string" office:string-value="0x55D4" calcext:value-type="string">
            <text:p>0x55D4</text:p>
          </table:table-cell>
          <table:table-cell table:style-name="ce31"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HK" svg:font-family="'Noto Sans Mono CJK HK'" style:font-family-generic="swiss" style:font-pitch="variable"/>
    <style:font-face style:name="Ubuntu Condensed" svg:font-family="'Ubuntu Condensed'" style:font-pitch="variable"/>
    <style:font-face style:name="Ubuntu Light" svg:font-family="'Ubuntu Light'" style:font-adornments="Light" style:font-pitch="variable"/>
    <style:font-face style:name="Ubuntu Light1" svg:font-family="'Ubuntu Light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09:32:53.139189547</meta:creation-date>
    <dc:date>2022-11-02T10:39:43.018140117</dc:date>
    <meta:editing-duration>PT9M54S</meta:editing-duration>
    <meta:editing-cycles>1</meta:editing-cycles>
    <meta:document-statistic meta:table-count="3" meta:cell-count="186" meta:object-count="0"/>
    <meta:generator>LibreOffice/7.3.6.2$Linux_X86_64 LibreOffice_project/30$Build-2</meta:generator>
  </office:meta>
</office:document-meta>
</file>